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173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3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reamlit_feedback_profiling" table:style-name="ta1">
        <table:shapes>
          <draw:frame draw:z-index="0" draw:style-name="gr1" draw:text-style-name="P1" svg:width="6.3in" svg:height="3.5453in" svg:x="8.7193in" svg:y="0.4811in">
            <draw:object draw:notify-on-update-of-ranges="streamlit_feedback_profiling.B1:streamlit_feedback_profiling.B1 streamlit_feedback_profiling.B2:streamlit_feedback_profiling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float" office:value="1738252731.10603" calcext:value-type="float">
            <text:p>1738252731.1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 to load translation</text:p>
          </table:table-cell>
          <table:table-cell office:value-type="float" office:value="0.00178337097167969" calcext:value-type="float">
            <text:p>0.00178337097167969</text:p>
          </table:table-cell>
          <table:table-cell office:value-type="float" office:value="1738252731.10781" calcext:value-type="float">
            <text:p>1738252731.10781</text:p>
          </table:table-cell>
          <table:table-cell table:formula="of:=1+[.D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aded translation</text:p>
          </table:table-cell>
          <table:table-cell office:value-type="float" office:value="0.304570198059082" calcext:value-type="float">
            <text:p>0.304570198059082</text:p>
          </table:table-cell>
          <table:table-cell office:value-type="float" office:value="1738252731.41238" calcext:value-type="float">
            <text:p>1738252731.41238</text:p>
          </table:table-cell>
          <table:table-cell table:formula="of:=1+[.D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ltered translation</text:p>
          </table:table-cell>
          <table:table-cell office:value-type="float" office:value="3.28494930267334" calcext:value-type="float">
            <text:p>3.28494930267334</text:p>
          </table:table-cell>
          <table:table-cell office:value-type="float" office:value="1738252734.69733" calcext:value-type="float">
            <text:p>1738252734.69733</text:p>
          </table:table-cell>
          <table:table-cell table:formula="of:=1+[.D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aged session state</text:p>
          </table:table-cell>
          <table:table-cell office:value-type="float" office:value="0.000412940979003906" calcext:value-type="float">
            <text:p>0.000412940979003906</text:p>
          </table:table-cell>
          <table:table-cell office:value-type="float" office:value="1738252734.69774" calcext:value-type="float">
            <text:p>1738252734.69774</text:p>
          </table:table-cell>
          <table:table-cell table:formula="of:=1+[.D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nding unique_books</text:p>
          </table:table-cell>
          <table:table-cell office:value-type="float" office:value="0.00160527229309082" calcext:value-type="float">
            <text:p>0.00160527229309082</text:p>
          </table:table-cell>
          <table:table-cell office:value-type="float" office:value="1738252734.69935" calcext:value-type="float">
            <text:p>1738252734.69935</text:p>
          </table:table-cell>
          <table:table-cell table:formula="of:=1+[.D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nding all references</text:p>
          </table:table-cell>
          <table:table-cell office:value-type="float" office:value="0.0151560306549072" calcext:value-type="float">
            <text:p>0.0151560306549072</text:p>
          </table:table-cell>
          <table:table-cell office:value-type="float" office:value="1738252734.7145" calcext:value-type="float">
            <text:p>1738252734.7145</text:p>
          </table:table-cell>
          <table:table-cell table:formula="of:=1+[.D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pter tab: Starting browse tab</text:p>
          </table:table-cell>
          <table:table-cell office:value-type="float" office:value="0.00296783447265625" calcext:value-type="float">
            <text:p>0.00296783447265625</text:p>
          </table:table-cell>
          <table:table-cell office:value-type="float" office:value="1738252734.71747" calcext:value-type="float">
            <text:p>1738252734.71747</text:p>
          </table:table-cell>
          <table:table-cell table:formula="of:=1+[.D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pter tab: got selected chapter</text:p>
          </table:table-cell>
          <table:table-cell office:value-type="float" office:value="0.017000675201416" calcext:value-type="float">
            <text:p>0.017000675201416</text:p>
          </table:table-cell>
          <table:table-cell office:value-type="float" office:value="1738252734.73447" calcext:value-type="float">
            <text:p>1738252734.73447</text:p>
          </table:table-cell>
          <table:table-cell table:formula="of:=1+[.D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pter tab: Found items in current chapter</text:p>
          </table:table-cell>
          <table:table-cell office:value-type="float" office:value="4.67827653884888" calcext:value-type="float">
            <text:p>4.67827653884888</text:p>
          </table:table-cell>
          <table:table-cell office:value-type="float" office:value="1738252739.41275" calcext:value-type="float">
            <text:p>1738252739.41275</text:p>
          </table:table-cell>
          <table:table-cell table:formula="of:=1+[.D1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pter tab: Made prev next buttons in chapter</text:p>
          </table:table-cell>
          <table:table-cell office:value-type="float" office:value="0.00197720527648926" calcext:value-type="float">
            <text:p>0.00197720527648926</text:p>
          </table:table-cell>
          <table:table-cell office:value-type="float" office:value="1738252739.41473" calcext:value-type="float">
            <text:p>1738252739.41473</text:p>
          </table:table-cell>
          <table:table-cell table:formula="of:=1+[.D11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apter tab: Added the switch button macros</text:p>
          </table:table-cell>
          <table:table-cell office:value-type="float" office:value="2.46266341209412" calcext:value-type="float">
            <text:p>2.46266341209412</text:p>
          </table:table-cell>
          <table:table-cell office:value-type="float" office:value="1738252741.87739" calcext:value-type="float">
            <text:p>1738252741.87739</text:p>
          </table:table-cell>
          <table:table-cell table:formula="of:=1+[.D1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erse tab: Starting browse tab</text:p>
          </table:table-cell>
          <table:table-cell office:value-type="float" office:value="0.000487565994262695" calcext:value-type="float">
            <text:p>0.000487565994262695</text:p>
          </table:table-cell>
          <table:table-cell office:value-type="float" office:value="1738252741.87788" calcext:value-type="float">
            <text:p>1738252741.87788</text:p>
          </table:table-cell>
          <table:table-cell table:formula="of:=1+[.D13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erse tab: Ran verse selectors</text:p>
          </table:table-cell>
          <table:table-cell office:value-type="float" office:value="0.0319550037384033" calcext:value-type="float">
            <text:p>0.0319550037384033</text:p>
          </table:table-cell>
          <table:table-cell office:value-type="float" office:value="1738252741.90983" calcext:value-type="float">
            <text:p>1738252741.90983</text:p>
          </table:table-cell>
          <table:table-cell table:formula="of:=1+[.D14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erse tab: Looked up active verse</text:p>
          </table:table-cell>
          <table:table-cell office:value-type="float" office:value="0.000478029251098633" calcext:value-type="float">
            <text:p>0.000478029251098633</text:p>
          </table:table-cell>
          <table:table-cell office:value-type="float" office:value="1738252741.91031" calcext:value-type="float">
            <text:p>1738252741.91031</text:p>
          </table:table-cell>
          <table:table-cell table:formula="of:=1+[.D1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rse tab: wrote verse header</text:p>
          </table:table-cell>
          <table:table-cell office:value-type="float" office:value="0.00115823745727539" calcext:value-type="float">
            <text:p>0.00115823745727539</text:p>
          </table:table-cell>
          <table:table-cell office:value-type="float" office:value="1738252741.91147" calcext:value-type="float">
            <text:p>1738252741.91147</text:p>
          </table:table-cell>
          <table:table-cell table:formula="of:=1+[.D1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erse tab: showed verse to be edited</text:p>
          </table:table-cell>
          <table:table-cell office:value-type="float" office:value="0.000983476638793945" calcext:value-type="float">
            <text:p>0.000983476638793945</text:p>
          </table:table-cell>
          <table:table-cell office:value-type="float" office:value="1738252741.91245" calcext:value-type="float">
            <text:p>1738252741.91245</text:p>
          </table:table-cell>
          <table:table-cell table:formula="of:=1+[.D17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erse tab: about to show suggested corrections</text:p>
          </table:table-cell>
          <table:table-cell office:value-type="float" office:value="0.00078892707824707" calcext:value-type="float">
            <text:p>0.00078892707824707</text:p>
          </table:table-cell>
          <table:table-cell office:value-type="float" office:value="1738252741.91324" calcext:value-type="float">
            <text:p>1738252741.91324</text:p>
          </table:table-cell>
          <table:table-cell table:formula="of:=1+[.D1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erse tab: showed suggested corrections</text:p>
          </table:table-cell>
          <table:table-cell office:value-type="float" office:value="0.00441503524780273" calcext:value-type="float">
            <text:p>0.00441503524780273</text:p>
          </table:table-cell>
          <table:table-cell office:value-type="float" office:value="1738252741.91766" calcext:value-type="float">
            <text:p>1738252741.91766</text:p>
          </table:table-cell>
          <table:table-cell table:formula="of:=1+[.D19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erse tab: wrote next and previous buttons</text:p>
          </table:table-cell>
          <table:table-cell office:value-type="float" office:value="0.0015871524810791" calcext:value-type="float">
            <text:p>0.0015871524810791</text:p>
          </table:table-cell>
          <table:table-cell office:value-type="float" office:value="1738252741.91924" calcext:value-type="float">
            <text:p>1738252741.91924</text:p>
          </table:table-cell>
          <table:table-cell table:formula="of:=1+[.D20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erse tab: history tab: started</text:p>
          </table:table-cell>
          <table:table-cell office:value-type="float" office:value="0.00124192237854004" calcext:value-type="float">
            <text:p>0.00124192237854004</text:p>
          </table:table-cell>
          <table:table-cell office:value-type="float" office:value="1738252741.92049" calcext:value-type="float">
            <text:p>1738252741.92049</text:p>
          </table:table-cell>
          <table:table-cell table:formula="of:=1+[.D21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erse tab: history tab: showed history</text:p>
          </table:table-cell>
          <table:table-cell office:value-type="float" office:value="0.00119209289550781" calcext:value-type="float">
            <text:p>0.00119209289550781</text:p>
          </table:table-cell>
          <table:table-cell office:value-type="float" office:value="1738252741.92168" calcext:value-type="float">
            <text:p>1738252741.92168</text:p>
          </table:table-cell>
          <table:table-cell table:formula="of:=1+[.D22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erse tab: comments tab: started</text:p>
          </table:table-cell>
          <table:table-cell office:value-type="float" office:value="0.000784397125244141" calcext:value-type="float">
            <text:p>0.000784397125244141</text:p>
          </table:table-cell>
          <table:table-cell office:value-type="float" office:value="1738252741.92246" calcext:value-type="float">
            <text:p>1738252741.92246</text:p>
          </table:table-cell>
          <table:table-cell table:formula="of:=1+[.D23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erse tab: comments tab: showed comments</text:p>
          </table:table-cell>
          <table:table-cell office:value-type="float" office:value="0.00125908851623535" calcext:value-type="float">
            <text:p>0.00125908851623535</text:p>
          </table:table-cell>
          <table:table-cell office:value-type="float" office:value="1738252741.92372" calcext:value-type="float">
            <text:p>1738252741.92372</text:p>
          </table:table-cell>
          <table:table-cell table:formula="of:=1+[.D24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erse tab: comments tab: wrote add comment button</text:p>
          </table:table-cell>
          <table:table-cell office:value-type="float" office:value="0.000836610794067383" calcext:value-type="float">
            <text:p>0.000836610794067383</text:p>
          </table:table-cell>
          <table:table-cell office:value-type="float" office:value="1738252741.92456" calcext:value-type="float">
            <text:p>1738252741.92456</text:p>
          </table:table-cell>
          <table:table-cell table:formula="of:=1+[.D25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erse tab: sorted by grade tab: started</text:p>
          </table:table-cell>
          <table:table-cell office:value-type="float" office:value="0.000359773635864258" calcext:value-type="float">
            <text:p>0.000359773635864258</text:p>
          </table:table-cell>
          <table:table-cell office:value-type="float" office:value="1738252741.92492" calcext:value-type="float">
            <text:p>1738252741.92492</text:p>
          </table:table-cell>
          <table:table-cell table:formula="of:=1+[.D26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erse tab: sorted by grade tab: sorted by grade</text:p>
          </table:table-cell>
          <table:table-cell office:value-type="float" office:value="0.00706171989440918" calcext:value-type="float">
            <text:p>0.00706171989440918</text:p>
          </table:table-cell>
          <table:table-cell office:value-type="float" office:value="1738252741.93198" calcext:value-type="float">
            <text:p>1738252741.93198</text:p>
          </table:table-cell>
          <table:table-cell table:formula="of:=1+[.D27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erse tab: sorted by grade tab: showed chart</text:p>
          </table:table-cell>
          <table:table-cell office:value-type="float" office:value="0.0797543525695801" calcext:value-type="float">
            <text:p>0.0797543525695801</text:p>
          </table:table-cell>
          <table:table-cell office:value-type="float" office:value="1738252742.01173" calcext:value-type="float">
            <text:p>1738252742.01173</text:p>
          </table:table-cell>
          <table:table-cell table:formula="of:=1+[.D28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erse tab: sorted by grade tab: slider</text:p>
          </table:table-cell>
          <table:table-cell office:value-type="float" office:value="0.0010383129119873" calcext:value-type="float">
            <text:p>0.0010383129119873</text:p>
          </table:table-cell>
          <table:table-cell office:value-type="float" office:value="1738252742.01277" calcext:value-type="float">
            <text:p>1738252742.01277</text:p>
          </table:table-cell>
          <table:table-cell table:formula="of:=1+[.D29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erse tab: sorted by grade tab: showed verses</text:p>
          </table:table-cell>
          <table:table-cell office:value-type="float" office:value="0.0267622470855713" calcext:value-type="float">
            <text:p>0.0267622470855713</text:p>
          </table:table-cell>
          <table:table-cell office:value-type="float" office:value="1738252742.03953" calcext:value-type="float">
            <text:p>1738252742.03953</text:p>
          </table:table-cell>
          <table:table-cell table:formula="of:=1+[.D30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erse tab: sorted by grade tab: add_button_tab_switch</text:p>
          </table:table-cell>
          <table:table-cell office:value-type="float" office:value="0.00448203086853027" calcext:value-type="float">
            <text:p>0.00448203086853027</text:p>
          </table:table-cell>
          <table:table-cell office:value-type="float" office:value="1738252742.04402" calcext:value-type="float">
            <text:p>1738252742.04402</text:p>
          </table:table-cell>
          <table:table-cell table:formula="of:=1+[.D31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dd comments tab: started</text:p>
          </table:table-cell>
          <table:table-cell office:value-type="float" office:value="0.000277519226074219" calcext:value-type="float">
            <text:p>0.000277519226074219</text:p>
          </table:table-cell>
          <table:table-cell office:value-type="float" office:value="1738252742.04429" calcext:value-type="float">
            <text:p>1738252742.04429</text:p>
          </table:table-cell>
          <table:table-cell table:formula="of:=1+[.D32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dd comments tab: wrote long text</text:p>
          </table:table-cell>
          <table:table-cell office:value-type="float" office:value="0.000826597213745117" calcext:value-type="float">
            <text:p>0.000826597213745117</text:p>
          </table:table-cell>
          <table:table-cell office:value-type="float" office:value="1738252742.04512" calcext:value-type="float">
            <text:p>1738252742.04512</text:p>
          </table:table-cell>
          <table:table-cell table:formula="of:=1+[.D33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dd comments tab: selected scope</text:p>
          </table:table-cell>
          <table:table-cell office:value-type="float" office:value="0.00192856788635254" calcext:value-type="float">
            <text:p>0.00192856788635254</text:p>
          </table:table-cell>
          <table:table-cell office:value-type="float" office:value="1738252742.04705" calcext:value-type="float">
            <text:p>1738252742.04705</text:p>
          </table:table-cell>
          <table:table-cell table:formula="of:=1+[.D34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dd comments tab: wrote selection</text:p>
          </table:table-cell>
          <table:table-cell office:value-type="float" office:value="0.0020146369934082" calcext:value-type="float">
            <text:p>0.0020146369934082</text:p>
          </table:table-cell>
          <table:table-cell office:value-type="float" office:value="1738252742.04906" calcext:value-type="float">
            <text:p>1738252742.049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30T11:07:38.800194079</dc:date>
    <meta:editing-duration>PT8M31S</meta:editing-duration>
    <meta:editing-cycles>1</meta:editing-cycles>
    <meta:document-statistic meta:table-count="1" meta:cell-count="142" meta:object-count="1"/>
    <meta:generator>LibreOffice/24.2.6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line" chart:style-name="ch1">
        <chart:legend chart:legend-position="end" svg:x="13.351cm" svg:y="4.201cm" style:legend-expansion="high" chart:style-name="ch2"/>
        <chart:plot-area chart:style-name="ch3" table:cell-range-address="streamlit_feedback_profiling.B1:streamlit_feedback_profiling.B36" chart:data-source-has-labels="row" svg:x="0.32cm" svg:y="0.18cm" svg:width="12.711cm" svg:height="8.646cm">
          <chart:coordinate-region svg:x="1.049cm" svg:y="0.382cm" svg:width="11.84cm" svg:height="7.6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reamlit_feedback_profiling.B2:streamlit_feedback_profiling.B36" chart:label-cell-address="streamlit_feedback_profiling.B1:streamlit_feedback_profiling.B1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streamlit_feedback_profiling.B1:streamlit_feedback_profilin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reamlit_feedback_profiling.B2:streamlit_feedback_profiling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78337097167969">
                <text:p>0.00178337097167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4570198059082">
                <text:p>0.304570198059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8494930267334">
                <text:p>3.28494930267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12940979003906">
                <text:p>0.000412940979003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60527229309082">
                <text:p>0.00160527229309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1560306549072">
                <text:p>0.0151560306549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96783447265625">
                <text:p>0.0029678344726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000675201416">
                <text:p>0.017000675201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7827653884888">
                <text:p>4.67827653884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97720527648926">
                <text:p>0.001977205276489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6266341209412">
                <text:p>2.46266341209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87565994262695">
                <text:p>0.000487565994262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19550037384033">
                <text:p>0.0319550037384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478029251098633">
                <text:p>0.0004780292510986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15823745727539">
                <text:p>0.001158237457275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983476638793945">
                <text:p>0.000983476638793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78892707824707">
                <text:p>0.000788927078247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41503524780273">
                <text:p>0.00441503524780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5871524810791">
                <text:p>0.001587152481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24192237854004">
                <text:p>0.00124192237854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19209289550781">
                <text:p>0.001192092895507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784397125244141">
                <text:p>0.000784397125244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25908851623535">
                <text:p>0.00125908851623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836610794067383">
                <text:p>0.0008366107940673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359773635864258">
                <text:p>0.0003597736358642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706171989440918">
                <text:p>0.007061719894409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97543525695801">
                <text:p>0.0797543525695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0383129119873">
                <text:p>0.00103831291198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67622470855713">
                <text:p>0.02676224708557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48203086853027">
                <text:p>0.004482030868530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77519226074219">
                <text:p>0.000277519226074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826597213745117">
                <text:p>0.0008265972137451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92856788635254">
                <text:p>0.00192856788635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0146369934082">
                <text:p>0.00201463699340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